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5pt" style:font-size-asian="15pt" style:font-size-complex="15pt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Trabajo Grupal Unidad 3</text:p>
      <text:p text:style-name="P2">Juan León Medina, Jorge Canales Llopis</text:p>
      <text:p text:style-name="P3">Irene Pamies Fernández, Carlos Espinosa Escrig</text:p>
      <text:p text:style-name="P4"/>
      <text:p text:style-name="P5">1.- Investiga una tendencia actual</text:p>
      <text:p text:style-name="Standard"/>
      <text:p text:style-name="Standard">La dificultad de acceso a la vivienda</text:p>
      <text:p text:style-name="Standard"/>
      <text:p text:style-name="P6">2.- Detecta un problema que encuentres en el<text:s/>sector</text:p>
      <text:p text:style-name="P7"/>
      <text:p text:style-name="Standard">El precio de acceso a la vivienda, tanto para la compra como para el acceso a alquiler.</text:p>
      <text:p text:style-name="Standard">El inquilino de una vivienda en alquiler asume 4 veces más costes económicos en la entrada a una vivienda de los que asume un arrendatario.</text:p>
      <text:p text:style-name="Standard">Poca oferta en el mercado actual.</text:p>
      <text:p text:style-name="Standard">Dificultad para el acceso a una hipoteca.</text:p>
      <text:p text:style-name="Standard"/>
      <text:p text:style-name="P8">3.- Genera una idea que resuelva ese problema, utilizando y explicando cada una de las 5 fases del proceso del design thinking.</text:p>
      <text:p text:style-name="P9"/>
      <text:p text:style-name="P10">1ª Fase: Empatizar</text:p>
      <text:p text:style-name="Standard"><text:tab/>Actualmente los caseros tienen poca<text:s/>seguridad legal a la hora de poner en alquiler sus<text:s/><text:tab/>inmuebles.</text:p>
      <text:p text:style-name="Standard"><text:tab/>La gente que quiere acceder al mercado inmobiliario encuentra poca oferta disponible y a<text:s/><text:tab/>precios cada día más elevados.</text:p>
      <text:p text:style-name="Standard"><text:tab/>La gentrificación de los centros urbanos desplaza los núcleos poblacionales hacia el <text:s/><text:tab/>extrarradio de las ciudades o a ciudades dormitorios.</text:p>
      <text:p text:style-name="Standard"/>
      <text:p text:style-name="P11">2ª Fase: Definir</text:p>
      <text:p text:style-name="Standard"><text:span text:style-name="T12"><text:tab/></text:span>Acceso y oferta a la vivienda tanto por parte de los propietarios de inmuebles como de<text:s/><text:tab/>inquilinos.</text:p>
      <text:p text:style-name="P13"><text:tab/></text:p>
      <text:p text:style-name="P14">3ª Fase: Idear</text:p>
      <text:p text:style-name="Standard"><text:tab/>- Aplicación de coliving</text:p>
      <text:p text:style-name="Standard"><text:tab/>- Búsqueda de oferta<text:s/>de hipotecas en diferentes entidades bancarias</text:p>
      <text:p text:style-name="Standard"><text:tab/>- Reubicación de gente de tercera edad para minimizar la soledad en mayores y ofertar<text:s/><text:tab/>vivienda.</text:p>
      <text:p text:style-name="Standard"><text:tab/>- Dificultad para encontrar un inmueble de alquiler donde acepten mascotas.</text:p>
      <text:p text:style-name="Standard"><text:tab/>- Plataforma de venta de vivienda<text:s/>ética, priorizando al habitante local y no a la<text:s/><text:tab/>especulación.</text:p>
      <text:p text:style-name="Standard"/>
      <text:p text:style-name="P15"><text:tab/></text:p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SPINOSA ESCRIG, CARLOS</dc:creator>
    <meta:creation-date>2025-10-20T14:08:00Z</meta:creation-date>
    <dc:date>2025-10-20T14:08:00Z</dc:date>
    <meta:template xlink:href="Normal.dotm" xlink:type="simple"/>
    <meta:editing-cycles>2</meta:editing-cycles>
    <meta:editing-duration>PT0S</meta:editing-duration>
    <meta:document-statistic meta:page-count="1" meta:paragraph-count="3" meta:word-count="240" meta:character-count="1561" meta:row-count="11" meta:non-whitespace-character-count="1324"/>
  </office:meta>
</office:document-meta>
</file>